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41a" officeooo:paragraph-rsid="000a541a"/>
    </style:style>
    <style:style style:name="P2" style:family="paragraph" style:parent-style-name="Standard">
      <style:text-properties officeooo:rsid="000acd29" officeooo:paragraph-rsid="000acd29"/>
    </style:style>
    <style:style style:name="T1" style:family="text">
      <style:text-properties officeooo:rsid="000acd29"/>
    </style:style>
    <style:style style:name="T2" style:family="text">
      <style:text-properties officeooo:rsid="000b2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Engineering</text:p>
      <text:p text:style-name="P2"/>
      <text:p text:style-name="P2">Github </text:p>
      <text:p text:style-name="P1"/>
      <text:p text:style-name="P1">Team mates: </text:p>
      <text:p text:style-name="P1">Jeorge </text:p>
      <text:p text:style-name="P1">J<text:span text:style-name="T2">ohn </text:span></text:p>
      <text:p text:style-name="P1">Prawan <text:span text:style-name="T2">Amatya</text:span></text:p>
      <text:p text:style-name="P1"/>
      <text:p text:style-name="P1">Topic: </text:p>
      <text:p text:style-name="P1">GIS Epidemic</text:p>
      <text:p text:style-name="P1">Deep Fake</text:p>
      <text:p text:style-name="P1">Good Shepard</text:p>
      <text:p text:style-name="P1"/>
      <text:p text:style-name="P1"/>
      <text:p text:style-name="P2">Choose the platform for the project</text:p>
      <text:p text:style-name="P2">Specification for the app</text:p>
      <text:p text:style-name="P2">What questions we should ask to the clien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9:42:27.536327522</meta:creation-date>
    <dc:date>2019-01-31T10:11:31.045509317</dc:date>
    <meta:editing-duration>PT8M42S</meta:editing-duration>
    <meta:editing-cycles>1</meta:editing-cycles>
    <meta:document-statistic meta:table-count="0" meta:image-count="0" meta:object-count="0" meta:page-count="1" meta:paragraph-count="13" meta:word-count="34" meta:character-count="206" meta:non-whitespace-character-count="180"/>
    <meta:generator>LibreOffice/6.0.7.3$Linux_X86_64 LibreOffice_project/00m0$Build-3</meta:generator>
  </office:meta>
</office:document-meta>
</file>